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14.52mm"/>
    </style:style>
    <style:style style:name="co10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ff"/>
      <style:text-properties fo:color="#000000"/>
    </style:style>
    <style:style style:name="ce3" style:family="table-cell" style:parent-style-name="Default">
      <style:table-cell-properties fo:background-color="#ffcc99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eu de données utilisé dans la fiche de cours" table:style-name="ta1">
        <table:shapes>
          <draw:frame draw:z-index="0" draw:style-name="gr1" draw:text-style-name="P1" svg:width="159.99mm" svg:height="89.99mm" svg:x="148.14mm" svg:y="11.36mm">
            <draw:object draw:notify-on-update-of-ranges="'Jeu de données utilisé dans la fiche de cours'.B2:'Jeu de données utilisé dans la fiche de cours'.B61 'Jeu de données utilisé dans la fiche de cours'.C1:'Jeu de données utilisé dans la fiche de cours'.C1 'Jeu de données utilisé dans la fiche de cours'.C2:'Jeu de données utilisé dans la fiche de cours'.C61 'Jeu de données utilisé dans la fiche de cours'.B2:'Jeu de données utilisé dans la fiche de cours'.B61 'Jeu de données utilisé dans la fiche de cours'.D1:'Jeu de données utilisé dans la fiche de cours'.D1 'Jeu de données utilisé dans la fiche de cours'.D2:'Jeu de données utilisé dans la fiche de cours'.D6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Classification des pokemons</svg:title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Default"/>
        <table:table-column table:style-name="co1" table:number-columns-repeated="4" table:default-cell-style-name="ce5"/>
        <table:table-column table:style-name="co1" table:number-columns-repeated="1015" table:default-cell-style-name="Default"/>
        <table:table-row table:style-name="ro1"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points de vie</text:p>
          </table:table-cell>
          <table:table-cell table:style-name="ce6" office:value-type="string" calcext:value-type="string">
            <text:p>Pokemons de type Eau</text:p>
          </table:table-cell>
          <table:table-cell table:style-name="ce6" office:value-type="string" calcext:value-type="string">
            <text:p>Pokemons de type Psy</text:p>
          </table:table-cell>
          <table:table-cell/>
          <table:table-cell table:style-name="ce6" table:number-columns-repeated="4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Ecayon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iplouf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rabaffe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inplouf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bou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mblast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eloutre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rpaud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ocrodil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ione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osabyss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rgantua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ssoroy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lamiral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ctillery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ligatueur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ucleo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poink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smerell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iderella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oko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refadet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unna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rore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Okeok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w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wtw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wtw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wtw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ymbios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7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 table:number-rows-repeated="7">
          <table:table-cell table:style-name="ce7"/>
          <table:table-cell table:style-name="ce15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 table:number-rows-repeated="2">
          <table:table-cell table:style-name="ce7"/>
          <table:table-cell table:style-name="ce15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7"/>
          <table:table-cell table:style-name="ce15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 table:number-rows-repeated="6">
          <table:table-cell table:style-name="ce7"/>
          <table:table-cell table:style-name="ce15" table:number-columns-repeated="3"/>
          <table:table-cell table:number-columns-repeated="1020"/>
        </table:table-row>
        <table:table-row table:style-name="ro1" table:number-rows-repeated="2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 table:number-rows-repeated="3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7"/>
          <table:table-cell table:style-name="ce15" table:number-columns-repeated="3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7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5"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style-name="ce7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5">
          <table:table-cell table:style-name="ce7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7">
          <table:table-cell table:style-name="ce7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u de données plus comple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oints de vie</text:p>
          </table:table-cell>
          <table:table-cell office:value-type="string" calcext:value-type="string">
            <text:p>attaqu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vitesse</text:p>
          </table:table-cell>
          <table:table-cell office:value-type="string" calcext:value-type="string">
            <text:p>type1</text:p>
          </table:table-cell>
          <table:table-cell/>
          <table:table-cell office:value-type="string" calcext:value-type="string">
            <text:p>Liste de tous les pokémons ayant un seul type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Rattata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Rattatac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Rattatac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iaouss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iaouss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ersian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ersian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Excelangue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Leveinard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Kangourex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Kangourex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Tauros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Metamorph</text:p>
          </table:table-cell>
          <table:table-cell table:number-columns-repeated="4" office:value-type="float" office:value="48" calcext:value-type="float">
            <text:p>48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Evoli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Evoli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Porygon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Ronflex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Fouinette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Fouinar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Capumain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olourdo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ddiursa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saring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ygon2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frousse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ulorior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remeuh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uphorie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gzaton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on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ecool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oroth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flemit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chmur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oum</text:p>
          </table:table-cell>
          <table:table-cell office:value-type="float" office:value="84" calcext:value-type="float">
            <text:p>84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habam</text:p>
          </table:table-cell>
          <table:table-cell office:value-type="float" office:value="104" calcext:value-type="float">
            <text:p>104</text:p>
          </table:table-cell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itty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catty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da</text:p>
          </table:table-cell>
          <table:table-cell table:number-columns-repeated="4"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riff</text:p>
          </table:table-cell>
          <table:table-cell office:value-type="float" office:value="73" calcext:value-type="float">
            <text:p>73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leon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unotor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idextre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oreille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pin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pin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glam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ffreux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iravi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fre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dlangue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ygon-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gigas</text:p>
          </table:table-cell>
          <table:table-cell office:value-type="float" office:value="110" calcext:value-type="float">
            <text:p>110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eus</text:p>
          </table:table-cell>
          <table:table-cell table:number-columns-repeated="4" office:value-type="float" office:value="120" calcext:value-type="float">
            <text:p>12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ntif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adar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hiot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hien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ouffe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meouie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meouie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chidou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hmilla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son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ereau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afarel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puce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baffe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kokwak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wakwak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itard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arte</text:p>
          </table:table-cell>
          <table:table-cell table:number-columns-repeated="3"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aria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kiyas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bby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tremp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ocean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irene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roy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i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carp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quali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iminus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crodil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gatueur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pau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oraid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tillery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icune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bou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lmer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ilord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rapince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pau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obellus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quiperl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pang</text:p>
          </table:table-cell>
          <table:table-cell office:value-type="float" office:value="55" calcext:value-type="float">
            <text:p>5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abyss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vdisc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ogre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o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louf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plouf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tebouee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teflott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coki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ayon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neon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ione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phy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stillon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eloutre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miral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tajou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toutan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tond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gantua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gantua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nbo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nousse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aporal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gouste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last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dabra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orifik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pnomade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wtwo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wtwo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wtwo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tali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bi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lbutoke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oink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ret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oko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eoke</text:p>
          </table:table-cell>
          <table:table-cell office:value-type="float" office:value="95" calcext:value-type="float">
            <text:p>9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oxys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rillon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helf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follet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fadet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sselia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nna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hana</text:p>
          </table:table-cell>
          <table:table-cell office:value-type="float" office:value="116" calcext:value-type="float">
            <text:p>116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utella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merella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rella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os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ios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bios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sor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itram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ystigri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igrix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tigrix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s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quedeneu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ignon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ronium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nium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iflor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negrin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atronc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ko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ko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ko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ko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inipiot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gno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nea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tipouss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kara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ibou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iflor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rten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ldeneu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yllali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ymin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ymin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elierr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anaja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jaspic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illajou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iloutan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lorobule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gilady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acachi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sson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uerisse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briolaine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roum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la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amech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tincel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upix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upix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nard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nard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inos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anin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yta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opa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mar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roli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icendre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risson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hlosion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gma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i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ussifeu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tor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isticram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anon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ikui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ajou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moutan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umarond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umacho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umacho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lamanoir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nnec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ssil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kachu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kachu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chu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chu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orbe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de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tek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li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touat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inergi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ramp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ramp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u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ynavolt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sprint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sprint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pi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gapi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xy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io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xray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hirisu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kabl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bibron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blitz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chwatt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eroie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massacre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lect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osinge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ssinge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oc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hope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kogneur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cklee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gnon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ant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oer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uhita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yama</text:p>
          </table:table-cell>
          <table:table-cell office:value-type="float" office:value="144" calcext:value-type="float">
            <text:p>144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olu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penti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vrifier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ochef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dokrak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aclee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gfouine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ofouine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espiegle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m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elett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elett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laireau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laireau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piqueur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piqueur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opikeur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opikeur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selait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satueur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satueur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npy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phan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knoix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don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udon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opotas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ppodocus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otaupe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ipan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ysacier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abrute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abrute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depik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ipott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ulys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ndalys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ciole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ivole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kzik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krik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iti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bing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cargaume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spee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pidonille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grain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sec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o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bok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doran F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dorina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doran M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dorino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morv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morv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admorv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admorv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o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ogogo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pti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altout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iper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miasm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smax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is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fee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delfe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o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gepi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ubbull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nbull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bebe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ette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rges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vetin</text:p>
          </table:table-cell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otine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croquin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pcanaille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mphali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erneas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é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gamin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iglali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niglali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ce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vrali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beb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boul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rbouboul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rhume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griffe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xagel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lacon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crawl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la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draco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co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ckhaus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enotte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isache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hodon</text:p>
          </table:table-cell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kkarmin</text:p>
          </table:table-cell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cuscul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imucus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plodocus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rag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uforeve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chombr</text:p>
          </table:table-cell>
          <table:table-cell office:value-type="float" office:value="44" calcext:value-type="float">
            <text:p>44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ette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ette</text:p>
          </table:table-cell>
          <table:table-cell office:value-type="float" office:value="64" calcext:value-type="float">
            <text:p>6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elenox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clope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ireve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tunoir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afeh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ankafer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ect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ctali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hyena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hyen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rai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cripan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opardus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rua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roark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énèb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ularbre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inor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roc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nidos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kos</text:p>
          </table:table-cell>
          <table:table-cell office:value-type="float" office:value="97" calcext:value-type="float">
            <text:p>97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zai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ulithe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lith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alithe</text:p>
          </table:table-cell>
          <table:table-cell office:value-type="float" office:value="85" calcext:value-type="float">
            <text:p>8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ch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steel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c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ticlic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c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as</text:p>
          </table:table-cell>
          <table:table-cell office:value-type="float" office:value="79" calcext:value-type="float">
            <text:p>79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V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as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ol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Jeu de données utilisé dans la fiche de cours'.A2:'Jeu de données utilisé dans la fiche de cours'.D35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'jeu de données plus complet'.A1:'jeu de données plus complet'.G104857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9:40:31.702719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7T11:01:05.822134190</dc:date>
    <dc:creator>Celine ADOBET</dc:creator>
    <meta:editing-duration>PT7H17M44S</meta:editing-duration>
    <meta:editing-cycles>14</meta:editing-cycles>
    <meta:generator>LibreOffice/6.0.7.3$Linux_X86_64 LibreOffice_project/00m0$Build-3</meta:generator>
    <meta:document-statistic meta:table-count="2" meta:cell-count="2555" meta:object-count="1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Classification des pokemons</text:p>
        </chart:title>
        <chart:legend chart:legend-position="end" svg:x="11.647cm" svg:y="3.952cm" style:legend-expansion="high" chart:style-name="ch3"/>
        <chart:plot-area chart:style-name="ch4" table:cell-range-address="'Jeu de données utilisé dans la fiche de cours'.B2:'Jeu de données utilisé dans la fiche de cours'.D61 'Jeu de données utilisé dans la fiche de cours'.C1:'Jeu de données utilisé dans la fiche de cours'.D1" chart:data-source-has-labels="row" svg:x="1.331cm" svg:y="1.275cm" svg:width="9.996cm" svg:height="6.564cm">
          <chartooo:coordinate-region svg:x="1.952cm" svg:y="1.474cm" svg:width="8.909cm" svg:height="5.718cm"/>
          <chart:axis chart:dimension="x" chart:name="primary-x" chart:style-name="ch5">
            <chart:title svg:x="5.359cm" svg:y="8.019cm" chart:style-name="ch6">
              <text:p>points de vie</text:p>
            </chart:title>
          </chart:axis>
          <chart:axis chart:dimension="y" chart:name="primary-y" chart:style-name="ch5">
            <chart:title svg:x="0.451cm" svg:y="5.765cm" chart:style-name="ch7">
              <text:p>valeur d'attaque</text:p>
            </chart:title>
            <chart:grid chart:style-name="ch8" chart:class="major"/>
          </chart:axis>
          <chart:series chart:style-name="ch9" chart:values-cell-range-address="'Jeu de données utilisé dans la fiche de cours'.C2:'Jeu de données utilisé dans la fiche de cours'.C61" chart:label-cell-address="'Jeu de données utilisé dans la fiche de cours'.C1:'Jeu de données utilisé dans la fiche de cours'.C1" chart:class="chart:scatter">
            <chart:domain table:cell-range-address="'Jeu de données utilisé dans la fiche de cours'.B2:'Jeu de données utilisé dans la fiche de cours'.B61"/>
            <chart:data-point chart:repeated="60"/>
          </chart:series>
          <chart:series chart:style-name="ch10" chart:values-cell-range-address="'Jeu de données utilisé dans la fiche de cours'.D2:'Jeu de données utilisé dans la fiche de cours'.D61" chart:label-cell-address="'Jeu de données utilisé dans la fiche de cours'.D1:'Jeu de données utilisé dans la fiche de cours'.D1" chart:class="chart:scatter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Pokemons de type Eau</text:p>
                <draw:g>
                  <svg:desc>'Jeu de données utilisé dans la fiche de cours'.C1:'Jeu de données utilisé dans la fiche de cours'.C1</svg:desc>
                </draw:g>
              </table:table-cell>
              <table:table-cell office:value-type="string">
                <text:p>Pokemons de type Psy</text:p>
                <draw:g>
                  <svg:desc>'Jeu de données utilisé dans la fiche de cours'.D1:'Jeu de données utilisé dans la fiche de cour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'Jeu de données utilisé dans la fiche de cours'.B2:'Jeu de données utilisé dans la fiche de cours'.B61</svg:desc>
                </draw:g>
              </table:table-cell>
              <table:table-cell office:value-type="float" office:value="49">
                <text:p>49</text:p>
                <draw:g>
                  <svg:desc>'Jeu de données utilisé dans la fiche de cours'.C2:'Jeu de données utilisé dans la fiche de cours'.C61</svg:desc>
                </draw:g>
              </table:table-cell>
              <table:table-cell office:value-type="float" office:value="NaN">
                <text:p>NaN</text:p>
                <draw:g>
                  <svg:desc>'Jeu de données utilisé dans la fiche de cours'.D2:'Jeu de données utilisé dans la fiche de cours'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